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edicaoTempo" style:family="table">
      <style:table-properties style:width="17cm" table:align="margins"/>
    </style:style>
    <style:style style:name="MedicaoTempo.A" style:family="table-column">
      <style:table-column-properties style:column-width="4.251cm" style:rel-column-width="16383*"/>
    </style:style>
    <style:style style:name="MedicaoTempo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dicaoTempo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dicaoTempo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dicaoTempo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officeooo:rsid="0007dc8b" officeooo:paragraph-rsid="001e2a4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7dc8b" officeooo:paragraph-rsid="001e2a4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style:snap-to-layout-gri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07dc8b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dição de tempo <text:s/>comparação Python vs <text:s/>Java</text:p>
      <text:p text:style-name="P2"/>
      <table:table table:name="MedicaoTempo" table:style-name="MedicaoTempo">
        <table:table-column table:style-name="MedicaoTempo.A" table:number-columns-repeated="4"/>
        <table:table-row>
          <table:table-cell table:style-name="MedicaoTempo.A1" office:value-type="string">
            <text:p text:style-name="P4"/>
          </table:table-cell>
          <table:table-cell table:style-name="MedicaoTempo.B1" table:number-columns-spanned="3" office:value-type="string">
            <text:p text:style-name="P6">Qtd de Números</text:p>
          </table:table-cell>
          <table:covered-table-cell/>
          <table:covered-table-cell/>
        </table:table-row>
        <table:table-row>
          <table:table-cell table:style-name="MedicaoTempo.A2" office:value-type="string">
            <text:p text:style-name="P3">Linguagem</text:p>
          </table:table-cell>
          <table:table-cell table:style-name="MedicaoTempo.A2" office:value-type="string">
            <text:p text:style-name="P3">100</text:p>
          </table:table-cell>
          <table:table-cell table:style-name="MedicaoTempo.A2" office:value-type="string">
            <text:p text:style-name="P3">1000</text:p>
          </table:table-cell>
          <table:table-cell table:style-name="MedicaoTempo.D2" office:value-type="string">
            <text:p text:style-name="P3">10000</text:p>
          </table:table-cell>
        </table:table-row>
        <table:table-row>
          <table:table-cell table:style-name="MedicaoTempo.A2" office:value-type="string">
            <text:p text:style-name="P3">Tempo em Python</text:p>
          </table:table-cell>
          <table:table-cell table:style-name="MedicaoTempo.A2" office:value-type="string">
            <text:p text:style-name="P4">0.00 ms</text:p>
          </table:table-cell>
          <table:table-cell table:style-name="MedicaoTempo.A2" office:value-type="string">
            <text:p text:style-name="P4">0.14 ms</text:p>
          </table:table-cell>
          <table:table-cell table:style-name="MedicaoTempo.D2" office:value-type="string">
            <text:p text:style-name="P4">12.17 ms</text:p>
          </table:table-cell>
        </table:table-row>
        <table:table-row>
          <table:table-cell table:style-name="MedicaoTempo.A2" office:value-type="string">
            <text:p text:style-name="P3">Tempo em Java</text:p>
          </table:table-cell>
          <table:table-cell table:style-name="MedicaoTempo.A2" office:value-type="string">
            <text:p text:style-name="P3">14 ms</text:p>
          </table:table-cell>
          <table:table-cell table:style-name="MedicaoTempo.A2" office:value-type="string">
            <text:p text:style-name="P3">46ms</text:p>
          </table:table-cell>
          <table:table-cell table:style-name="MedicaoTempo.D2" office:value-type="string">
            <text:p text:style-name="P5">2.15ms</text:p>
          </table:table-cell>
        </table:table-row>
      </table:table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22:41:39.140000000</meta:creation-date>
    <dc:date>2021-09-24T22:52:04.823000000</dc:date>
    <meta:editing-duration>PT10M27S</meta:editing-duration>
    <meta:editing-cycles>1</meta:editing-cycles>
    <meta:document-statistic meta:table-count="1" meta:image-count="0" meta:object-count="0" meta:page-count="1" meta:paragraph-count="14" meta:word-count="30" meta:character-count="144" meta:non-whitespace-character-count="126"/>
    <meta:generator>Neat_Office/6.2.8.2$Windows_x86 LibreOffice_project/</meta:generator>
  </office:meta>
</office:document-meta>
</file>